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47in"/>
    </style:style>
    <style:style style:name="co2" style:family="table-column">
      <style:table-column-properties fo:break-before="auto" style:column-width="2.025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#Run-Nmb</text:p>
          </table:table-cell>
          <table:table-cell office:value-type="string" calcext:value-type="string">
            <text:p>scanned Para</text:p>
          </table:table-cell>
        </table:table-row>
        <table:table-row table:style-name="ro1">
          <table:table-cell office:value-type="string" calcext:value-type="string">
            <text:p>#HEPHY-Backside biased</text:p>
          </table:table-cell>
          <table:table-cell office:value-type="string" calcext:value-type="string">
            <text:p>threshold scan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B4]+30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B5]+30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B6]+30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B7]+30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B8]+30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B9]+30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B10]+30"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B11]+30"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B12]+30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B13]+30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B14]+30"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#HEPHY-Backside biased</text:p>
          </table:table-cell>
          <table:table-cell office:value-type="string" calcext:value-type="string">
            <text:p>HV scan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-190" calcext:value-type="float">
            <text:p>-19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180" calcext:value-type="float">
            <text:p>-18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B18]+10" office:value-type="float" office:value="-170" calcext:value-type="float">
            <text:p>-17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B19]+10" office:value-type="float" office:value="-160" calcext:value-type="float">
            <text:p>-16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B20]+10" office:value-type="float" office:value="-150" calcext:value-type="float">
            <text:p>-15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B21]+10" office:value-type="float" office:value="-140" calcext:value-type="float">
            <text:p>-14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B22]+10" office:value-type="float" office:value="-130" calcext:value-type="float">
            <text:p>-13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B23]+10" office:value-type="float" office:value="-120" calcext:value-type="float">
            <text:p>-12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B24]+10" office:value-type="float" office:value="-110" calcext:value-type="float">
            <text:p>-11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B25]+10"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B26]+10"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B27]+10"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B30]+5"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B31]+5"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B32]+5"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B33]+5"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B34]+5"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B35]+5"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B36]+5"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B37]+5"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B38]+5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B39]+5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B40]+5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B41]+5" office:value-type="float" office:value="-5" calcext:value-type="float">
            <text:p>-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6T10:35:14.515458879</meta:creation-date>
    <dc:date>2024-05-07T11:48:39.958161391</dc:date>
    <meta:editing-duration>PT32M26S</meta:editing-duration>
    <meta:editing-cycles>14</meta:editing-cycles>
    <meta:generator>LibreOffice/7.3.7.2$Linux_X86_64 LibreOffice_project/30$Build-2</meta:generator>
    <meta:document-statistic meta:table-count="1" meta:cell-count="84" meta:object-count="0"/>
  </office:meta>
</office:document-meta>
</file>